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18583333333333cm"/>
    </style:style>
    <style:style style:name="co6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2" table:number-columns-repeated="1020" table:default-cell-style-name="ce3"/>
        <table:table-column table:style-name="co4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Reload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HG 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GameRen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FrpgMouse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FrpgHavokManImp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apMaker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Chr Cam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Game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number-rows-repeated="8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ChrDbg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number-columns-repeated="3" table:style-name="ce4"/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ActPntManImp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LockTgt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Chr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24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Obj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FieldAre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sb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sg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MenuMan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Pad Device Replacement Reque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2">
            <text:p>GameDat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 table:style-name="ce1"/>
        </table:table-row>
        <table:table-row table:style-name="ro2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021" table:style-name="ce3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3">
            <text:p>PlayerGameData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021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021" table:style-name="ce3"/>
          <table:table-cell table:number-columns-repeated="1536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021" table:style-name="ce3"/>
          <table:table-cell table:number-columns-repeated="15360"/>
        </table:table-row>
        <table:table-row table:style-name="ro2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 table:style-name="ce1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 table:style-name="ce1"/>
        </table:table-row>
        <table:table-row table:number-rows-repeated="1048105" table:style-name="ro2">
          <table:table-cell table:number-columns-repeated="16384"/>
        </table:table-row>
      </table:table>
      <table:table table:name="Functions" table:style-name="ta1">
        <table:table-column table:style-name="co5" table:default-cell-style-name="ce6"/>
        <table:table-column table:style-name="co6" table:default-cell-style-name="ce6"/>
        <table:table-column table:style-name="co4" table:number-columns-repeated="1022" table:default-cell-style-name="ce6"/>
        <table:table-column table:style-name="co4" table:number-columns-repeated="15360" table:default-cell-style-name="ce1"/>
        <table:table-row table:style-name="ro3">
          <table:table-cell office:value-type="string" table:style-name="ce6">
            <text:p>HGTextureEntity_New</text:p>
          </table:table-cell>
          <table:table-cell office:value-type="string" table:style-name="ce6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adDevice_New</text:p>
          </table:table-cell>
          <table:table-cell office:value-type="string" table:style-name="ce6">
            <text:p>140e22660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Lane</dc:creator>
    <meta:creation-date>2018-07-03T01:49:34Z</meta:creation-date>
    <dc:date>2018-11-08T07:56:21Z</dc:date>
    <meta:editing-cycles>40</meta:editing-cycles>
    <meta:editing-duration>PT14966S</meta:editing-duration>
  </office:meta>
</office:document-meta>
</file>